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CADC4EA1.png"/>
  <manifest:file-entry manifest:media-type="image/png" manifest:full-path="Pictures/1000020100000280000001E0D6A36657.png"/>
  <manifest:file-entry manifest:media-type="image/png" manifest:full-path="Pictures/1000020100000280000001E018E9FD60.png"/>
  <manifest:file-entry manifest:media-type="image/png" manifest:full-path="Pictures/1000020100000280000001E0A487E92D.png"/>
  <manifest:file-entry manifest:media-type="image/png" manifest:full-path="Pictures/1000020100000280000001E0EA3179FE.png"/>
  <manifest:file-entry manifest:media-type="image/png" manifest:full-path="Pictures/1000020100000280000001E0852BB954.png"/>
  <manifest:file-entry manifest:media-type="image/png" manifest:full-path="Pictures/1000020100000280000001E04FB2A532.png"/>
  <manifest:file-entry manifest:media-type="image/png" manifest:full-path="Pictures/1000020100000280000001E0F451EC76.png"/>
  <manifest:file-entry manifest:media-type="image/png" manifest:full-path="Pictures/1000020100000280000001E00481ECF2.png"/>
  <manifest:file-entry manifest:media-type="image/png" manifest:full-path="Pictures/1000020100000280000001E0C7D4454F.png"/>
  <manifest:file-entry manifest:media-type="image/png" manifest:full-path="Pictures/1000020100000280000001E0D00E6313.png"/>
  <manifest:file-entry manifest:media-type="image/png" manifest:full-path="Pictures/1000020100000280000001E0DD1D77C9.png"/>
  <manifest:file-entry manifest:media-type="image/png" manifest:full-path="Pictures/1000020100000280000001E04484584B.png"/>
  <manifest:file-entry manifest:media-type="image/png" manifest:full-path="Pictures/1000020100000280000001E0B4DBEEFD.png"/>
  <manifest:file-entry manifest:media-type="image/png" manifest:full-path="Pictures/1000020100000280000001E035BEE3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2cm" svg:y="-0.501cm" svg:width="7.001cm" svg:height="5.241cm" draw:z-index="0"><draw:image xlink:href="Pictures/1000020100000280000001E0C7D4454F.png" xlink:type="simple" xlink:show="embed" xlink:actuate="onLoad"/></draw:frame><draw:frame draw:style-name="fr1" draw:name="Grafik2" text:anchor-type="paragraph" svg:x="4.999cm" svg:y="-0.49cm" svg:width="7.001cm" svg:height="5.23cm" draw:z-index="1"><draw:image xlink:href="Pictures/1000020100000280000001E035BEE372.png" xlink:type="simple" xlink:show="embed" xlink:actuate="onLoad"/></draw:frame><draw:frame draw:style-name="fr1" draw:name="Grafik7" text:anchor-type="paragraph" svg:x="11.998cm" svg:y="-0.51cm" svg:width="7.001cm" svg:height="5.249cm" draw:z-index="2"><draw:image xlink:href="Pictures/1000020100000280000001E00481ECF2.png" xlink:type="simple" xlink:show="embed" xlink:actuate="onLoad"/></draw:frame><draw:frame draw:style-name="fr1" draw:name="Grafik3" text:anchor-type="paragraph" svg:x="-2cm" svg:y="4.738cm" svg:width="7.001cm" svg:height="5.241cm" draw:z-index="3"><draw:image xlink:href="Pictures/1000020100000280000001E0B4DBEEFD.png" xlink:type="simple" xlink:show="embed" xlink:actuate="onLoad"/></draw:frame><draw:frame draw:style-name="fr1" draw:name="Grafik4" text:anchor-type="paragraph" svg:x="4.999cm" svg:y="4.738cm" svg:width="7.001cm" svg:height="5.241cm" draw:z-index="4"><draw:image xlink:href="Pictures/1000020100000280000001E0F451EC76.png" xlink:type="simple" xlink:show="embed" xlink:actuate="onLoad"/></draw:frame><draw:frame draw:style-name="fr1" draw:name="Grafik5" text:anchor-type="paragraph" svg:x="12cm" svg:y="20.481cm" svg:width="7.001cm" svg:height="5.249cm" draw:z-index="5"><draw:image xlink:href="Pictures/1000020100000280000001E0D6A36657.png" xlink:type="simple" xlink:show="embed" xlink:actuate="onLoad"/></draw:frame><draw:frame draw:style-name="fr1" draw:name="Grafik6" text:anchor-type="paragraph" svg:x="4.999cm" svg:y="20.481cm" svg:width="7.001cm" svg:height="5.249cm" draw:z-index="6"><draw:image xlink:href="Pictures/1000020100000280000001E0A487E92D.png" xlink:type="simple" xlink:show="embed" xlink:actuate="onLoad"/></draw:frame><draw:frame draw:style-name="fr1" draw:name="Grafik8" text:anchor-type="paragraph" svg:x="-2cm" svg:y="20.481cm" svg:width="7.001cm" svg:height="5.249cm" draw:z-index="7"><draw:image xlink:href="Pictures/1000020100000280000001E04484584B.png" xlink:type="simple" xlink:show="embed" xlink:actuate="onLoad"/></draw:frame><draw:frame draw:style-name="fr1" draw:name="Grafik9" text:anchor-type="paragraph" svg:x="-2cm" svg:y="15.233cm" svg:width="7.001cm" svg:height="5.249cm" draw:z-index="8"><draw:image xlink:href="Pictures/1000020100000280000001E0CADC4EA1.png" xlink:type="simple" xlink:show="embed" xlink:actuate="onLoad"/></draw:frame><draw:frame draw:style-name="fr1" draw:name="Grafik10" text:anchor-type="paragraph" svg:x="4.999cm" svg:y="15.233cm" svg:width="7.001cm" svg:height="5.249cm" draw:z-index="9"><draw:image xlink:href="Pictures/1000020100000280000001E04FB2A532.png" xlink:type="simple" xlink:show="embed" xlink:actuate="onLoad"/></draw:frame><draw:frame draw:style-name="fr1" draw:name="Grafik11" text:anchor-type="paragraph" svg:x="12cm" svg:y="15.233cm" svg:width="7.001cm" svg:height="5.249cm" draw:z-index="10"><draw:image xlink:href="Pictures/1000020100000280000001E0852BB954.png" xlink:type="simple" xlink:show="embed" xlink:actuate="onLoad"/></draw:frame><draw:frame draw:style-name="fr1" draw:name="Grafik12" text:anchor-type="paragraph" svg:x="-2cm" svg:y="9.985cm" svg:width="7.001cm" svg:height="5.249cm" draw:z-index="11"><draw:image xlink:href="Pictures/1000020100000280000001E018E9FD60.png" xlink:type="simple" xlink:show="embed" xlink:actuate="onLoad"/></draw:frame><draw:frame draw:style-name="fr1" draw:name="Grafik13" text:anchor-type="paragraph" svg:x="4.999cm" svg:y="9.985cm" svg:width="7.001cm" svg:height="5.249cm" draw:z-index="12"><draw:image xlink:href="Pictures/1000020100000280000001E0EA3179FE.png" xlink:type="simple" xlink:show="embed" xlink:actuate="onLoad"/></draw:frame><draw:frame draw:style-name="fr1" draw:name="Grafik14" text:anchor-type="paragraph" svg:x="12cm" svg:y="9.985cm" svg:width="7.001cm" svg:height="5.249cm" draw:z-index="13"><draw:image xlink:href="Pictures/1000020100000280000001E0DD1D77C9.png" xlink:type="simple" xlink:show="embed" xlink:actuate="onLoad"/></draw:frame><draw:frame draw:style-name="fr1" draw:name="Grafik15" text:anchor-type="paragraph" svg:x="12cm" svg:y="4.738cm" svg:width="7.001cm" svg:height="5.249cm" draw:z-index="14"><draw:image xlink:href="Pictures/1000020100000280000001E0D00E63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4T17:11:28.16</meta:creation-date>
    <dc:date>2017-10-24T14:25:39.85</dc:date>
    <meta:editing-duration>PT9M52S</meta:editing-duration>
    <meta:editing-cycles>2</meta:editing-cycles>
    <meta:generator>OpenOffice/4.1.1$Win32 OpenOffice.org_project/411m6$Build-9775</meta:generator>
    <meta:document-statistic meta:table-count="0" meta:image-count="15" meta:object-count="0" meta:page-count="1" meta:paragraph-count="0" meta:word-count="0" meta:character-count="0"/>
  </office:meta>
</office:document-meta>
</file>